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isyPreferences.createField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isyPreferences.Daisy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isyPreferences.init( IWorkbench workbe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